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99cc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: 6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0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5.0616" calcext:value-type="float">
            <text:p>75.06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93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6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2.2345" calcext:value-type="float">
            <text:p>92.2345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2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1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0137" calcext:value-type="float">
            <text:p>98.0137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7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80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6.0757" calcext:value-type="float">
            <text:p>96.0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88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3.0563" calcext:value-type="float">
            <text:p>93.0563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0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4875" calcext:value-type="float">
            <text:p>99.4875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7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6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2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9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5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8332" calcext:value-type="float">
            <text:p>98.8332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1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8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4.2486" calcext:value-type="float">
            <text:p>84.2486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6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4.1413" calcext:value-type="float">
            <text:p>94.1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5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7.8574" calcext:value-type="float">
            <text:p>87.8574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5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4.8831" calcext:value-type="float">
            <text:p>94.88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3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1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6773" calcext:value-type="float">
            <text:p>93.6773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7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9.2351" calcext:value-type="float">
            <text:p>79.2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3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3017" calcext:value-type="float">
            <text:p>83.3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2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0.8692" calcext:value-type="float">
            <text:p>70.8692</text:p>
          </table:table-cell>
          <table:table-cell table:style-name="ce1" office:value-type="string" calcext:value-type="string">
            <text:p><text:s/>FAILURE 4</text:p>
          </table:table-cell>
          <table:table-cell table:style-name="Default"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253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2286" calcext:value-type="float">
            <text:p>96.2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9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5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8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1.8323" calcext:value-type="float">
            <text:p>91.8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49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4.2072" calcext:value-type="float">
            <text:p>84.2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1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252" calcext:value-type="float">
            <text:p>99.6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8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28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1.0447" calcext:value-type="float">
            <text:p>91.04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88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4.8995" calcext:value-type="float">
            <text:p>84.8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9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6.8942" calcext:value-type="float">
            <text:p>96.89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364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5.1892" calcext:value-type="float">
            <text:p>95.1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2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0.5164" calcext:value-type="float">
            <text:p>80.5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1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4.6794" calcext:value-type="float">
            <text:p>94.6794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9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8.6761" calcext:value-type="float">
            <text:p>88.6761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3:58:53.066138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4:11:49.93428103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48" meta:object-count="0"/>
  </office:meta>
</office:document-meta>
</file>